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Value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JXPathBinding.MultiValueJXPathBinding( JXPathBindingBuilderBase . CommonAttributes commonAtts , String multiValueId , String multiValuePath , String rowPath , JXPathBindingBase [ ] updateBindings , Convertor convertor , Locale convertor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ValueJXPathBinding.enableLogging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ValueJXPathBinding.doLoad( Widget frmModel , JXPathContext jct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MultiValueJXPathBinding.doSave( Widget frmModel , JXPathContext jct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